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2.604cm" svg:height="8.988cm" svg:x="3.266cm" svg:y="5.376cm">
            <draw:object draw:notify-on-update-of-ranges="Tabelle1.A2:Tabelle1.A2 Tabelle1.B2:Tabelle1.F2 Tabelle1.A3:Tabelle1.A3 Tabelle1.B3:Tabelle1.F3 Tabelle1.A4:Tabelle1.A4 Tabelle1.B4:Tabelle1.F4 Tabelle1.A5:Tabelle1.A5 Tabelle1.B5:Tabelle1.F5 Tabelle1.A6:Tabelle1.A6 Tabelle1.B6:Tabelle1.F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2011" calcext:value-type="float">
            <text:p>2011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Nvidi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,4</text:p>
          </table:table-cell>
          <table:table-cell office:value-type="float" office:value="13.2" calcext:value-type="float">
            <text:p>13,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tel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5.8" calcext:value-type="float">
            <text:p>5,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ine</text:p>
          </table:table-cell>
          <table:table-cell table:formula="of:=100-[.B3]-[.B4]" office:value-type="float" office:value="100" calcext:value-type="float">
            <text:p>100</text:p>
          </table:table-cell>
          <table:table-cell table:formula="of:=100-[.C3]-[.C4]" office:value-type="float" office:value="93" calcext:value-type="float">
            <text:p>93</text:p>
          </table:table-cell>
          <table:table-cell table:formula="of:=100-[.D3]-[.D4]" office:value-type="float" office:value="90.2" calcext:value-type="float">
            <text:p>90,2</text:p>
          </table:table-cell>
          <table:table-cell table:formula="of:=100-[.E3]-[.E4]" office:value-type="float" office:value="81" calcext:value-type="float">
            <text:p>81</text:p>
          </table:table-cell>
          <table:table-cell table:formula="of:=100-[.F3]-[.F4]" office:value-type="float" office:value="73" calcext:value-type="float">
            <text:p>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1:16:27.610040320</meta:creation-date>
    <dc:date>2018-06-11T14:19:16.717231337</dc:date>
    <meta:editing-duration>PT32M27S</meta:editing-duration>
    <meta:editing-cycles>2</meta:editing-cycles>
    <meta:generator>LibreOffice/4.3.3.2$Linux_X86_64 LibreOffice_project/430m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de" number:country="DE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001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05cm" svg:height="8.989cm" xlink:href=".." xlink:type="simple" chart:class="chart:area" chart:style-name="ch1">
        <chart:legend chart:legend-position="end" svg:x="10.66cm" svg:y="3.31cm" style:legend-expansion="high" chart:style-name="ch2"/>
        <chart:plot-area chart:style-name="ch3" table:cell-range-address="Tabelle1.A2:Tabelle1.F6" chart:data-source-has-labels="both" svg:x="0.252cm" svg:y="0.179cm" svg:width="10.156cm" svg:height="8.631cm">
          <chartooo:coordinate-region svg:x="1.583cm" svg:y="0.413cm" svg:width="8.358cm" svg:height="7.681cm"/>
          <chart:axis chart:dimension="x" chart:name="primary-x" chart:style-name="ch4" chartooo:axis-type="auto">
            <chartooo:date-scale/>
            <chart:categories table:cell-range-address="Tabelle1.B2:Tabelle1.F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3:Tabelle1.F3" chart:label-cell-address="Tabelle1.A3:Tabelle1.A3" chart:class="chart:area">
            <chart:data-point chart:repeated="5"/>
          </chart:series>
          <chart:series chart:style-name="ch8" chart:values-cell-range-address="Tabelle1.B4:Tabelle1.F4" chart:label-cell-address="Tabelle1.A4:Tabelle1.A4" chart:class="chart:area">
            <chart:data-point chart:repeated="5"/>
          </chart:series>
          <chart:series chart:style-name="ch9" chart:values-cell-range-address="Tabelle1.B5:Tabelle1.F5" chart:label-cell-address="Tabelle1.A5:Tabelle1.A5" chart:class="chart:area">
            <chart:data-point chart:repeated="5"/>
          </chart:series>
          <chart:series chart:style-name="ch10" chart:values-cell-range-address="Tabelle1.B6:Tabelle1.F6" chart:label-cell-address="Tabelle1.A6:Tabelle1.A6" chart:class="chart:area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  <draw:g>
                  <svg:desc>Tabelle1.B2:Tabelle1.F2</svg:desc>
                </draw:g>
              </table:table-cell>
              <table:table-cell office:value-type="float" office:value="2011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Nvidia</text:p>
                <draw:g>
                  <svg:desc>Tabelle1.A3:Tabelle1.A3</svg:desc>
                </draw:g>
              </table:table-cell>
              <table:table-cell office:value-type="float" office:value="0">
                <text:p>0</text:p>
                <draw:g>
                  <svg:desc>Tabelle1.B3:Tabelle1.F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.4">
                <text:p>7.4</text:p>
              </table:table-cell>
              <table:table-cell office:value-type="float" office:value="13.2">
                <text:p>13.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Intel </text:p>
                <draw:g>
                  <svg:desc>Tabelle1.A4:Tabelle1.A4</svg:desc>
                </draw:g>
              </table:table-cell>
              <table:table-cell office:value-type="float" office:value="0">
                <text:p>0</text:p>
                <draw:g>
                  <svg:desc>Tabelle1.B4:Tabelle1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5.8">
                <text:p>5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TI</text:p>
                <draw:g>
                  <svg:desc>Tabelle1.A5:Tabelle1.A5</svg:desc>
                </draw:g>
              </table:table-cell>
              <table:table-cell office:value-type="float" office:value="0">
                <text:p>0</text:p>
                <draw:g>
                  <svg:desc>Tabelle1.B5:Tabelle1.F5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eine</text:p>
                <draw:g>
                  <svg:desc>Tabelle1.A6:Tabelle1.A6</svg:desc>
                </draw:g>
              </table:table-cell>
              <table:table-cell office:value-type="float" office:value="100">
                <text:p>100</text:p>
                <draw:g>
                  <svg:desc>Tabelle1.B6:Tabelle1.F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90.2">
                <text:p>90.2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